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f1ff" officeooo:paragraph-rsid="0017f1ff"/>
    </style:style>
    <style:style style:name="P2" style:family="paragraph" style:parent-style-name="Standard">
      <style:text-properties officeooo:rsid="00198f2e" officeooo:paragraph-rsid="00198f2e"/>
    </style:style>
    <style:style style:name="P3" style:family="paragraph" style:parent-style-name="Standard">
      <style:text-properties fo:font-weight="bold" officeooo:rsid="00198f2e" officeooo:paragraph-rsid="00198f2e" style:font-weight-asian="bold" style:font-weight-complex="bold"/>
    </style:style>
    <style:style style:name="P4" style:family="paragraph" style:parent-style-name="Standard">
      <style:text-properties fo:font-weight="normal" officeooo:rsid="00198f2e" officeooo:paragraph-rsid="00198f2e"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GM 3670 Scripting III</text:p>
      <text:p text:style-name="P1"/>
      <text:p text:style-name="P1">Class notes – Day 1 08-25-2020</text:p>
      <text:p text:style-name="P1"/>
      <text:p text:style-name="P1">We will be going over the basics of programming!!!!</text:p>
      <text:p text:style-name="P1"/>
      <text:p text:style-name="P1">Mel:</text:p>
      <text:p text:style-name="P1">Core is C++</text:p>
      <text:p text:style-name="P1">But everything on top is made using mel, so it integrates very quickly into the core of Maya. <text:s/>If you need to go into any of the tools, you can go in and change or build on top of it. <text:s/>Disney has built on Maya such that it is no longer Maya. <text:s/>Script editor will spit out your commands, as we are starting to learn, we will be using that to understand everything from a fundamental level. </text:p>
      <text:p text:style-name="P1">Example: Writing a script to make a sphere and scale it, just open the editor and do the actions and then copy and paste the lines of code and then format them correctly.</text:p>
      <text:p text:style-name="P1"/>
      <text:p text:style-name="P1">Potential disadvantages of Mel:</text:p>
      <text:p text:style-name="P1">It is a fairly archaic language and it is not object oriented.</text:p>
      <text:p text:style-name="P1"/>
      <text:p text:style-name="P1">Python:</text:p>
      <text:p text:style-name="P1"/>
      <text:p text:style-name="P1">Every program is integrating this language because it is quick and powerful</text:p>
      <text:p text:style-name="P2">Can use both Mel and Python, but by the end of the course, Clayton is going to encourage us to use python more than Mel because of how powerful it is.</text:p>
      <text:p text:style-name="P2"/>
      <text:p text:style-name="P2">We will be using Pycharm for the IDE</text:p>
      <text:p text:style-name="P2"/>
      <text:p text:style-name="P2">Back everything up on Github</text:p>
      <text:p text:style-name="P2"/>
      <text:p text:style-name="P3">Resources and supplemental tutorials:</text:p>
      <text:p text:style-name="P4">-All the program links are their along with the documentation of Python</text:p>
      <text:p text:style-name="P4">-Also includes tutorials.</text:p>
      <text:p text:style-name="P4">-Links to books. <text:s/>Not required but the Maya Python one is really good:</text:p>
      <text:p text:style-name="P4"><text:tab/>-Maya Python for Game and Films by Adam Mechtly and Ryan Trowbridg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5T11:49:07.898000000</meta:creation-date>
    <dc:date>2020-08-25T12:08:17.399000000</dc:date>
    <meta:editing-duration>PT8M59S</meta:editing-duration>
    <meta:editing-cycles>1</meta:editing-cycles>
    <meta:document-statistic meta:table-count="0" meta:image-count="0" meta:object-count="0" meta:page-count="1" meta:paragraph-count="19" meta:word-count="249" meta:character-count="1336" meta:non-whitespace-character-count="1099"/>
    <meta:generator>LibreOffice/6.1.1.2$Windows_X86_64 LibreOffice_project/5d19a1bfa650b796764388cd8b33a5af1f5baa1b</meta:generator>
  </office:meta>
</office:document-meta>
</file>